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6.1cm" fo:min-width="25.9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099cm"/>
    </style:style>
    <style:style style:name="ro2" style:family="table-row">
      <style:table-row-properties style:row-height="2.098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3cm" svg:height="6.35cm" svg:x="2.27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4.098cm" svg:height="6.295cm" svg:x="8.278cm" svg:y="6.6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SRTP</text:p>
              </table:table-cell>
              <table:table-cell>
                <text:p text:style-name="P2">RTP</text:p>
              </table:table-cell>
            </table:table-row>
            <table:table-row table:style-name="ro1" table:default-cell-style-name="ce1">
              <table:table-cell table:number-columns-spanned="2">
                <text:p text:style-name="P2">TCP UDP</text:p>
              </table:table-cell>
              <table:covered-table-cell/>
            </table:table-row>
            <table:table-row table:style-name="ro2" table:default-cell-style-name="ce1">
              <table:table-cell table:number-columns-spanned="2">
                <text:p text:style-name="P2">IP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1:26:18.132861327</meta:creation-date>
    <dc:date>2015-05-27T22:17:38.572687704</dc:date>
    <meta:editing-duration>PT51M14S</meta:editing-duration>
    <meta:editing-cycles>11</meta:editing-cycles>
    <meta:generator>LibreOffice/4.3.3.2$Linux_X86_64 LibreOffice_project/430m0$Build-2</meta:generator>
    <meta:document-statistic meta:object-count="2"/>
  </office:meta>
</office:document-meta>
</file>